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標楷體" svg:font-family="標楷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1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/>
    </style:style>
    <style:style style:name="ce13" style:family="table-cell" style:parent-style-name="_19968__33324__32_3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fo:font-size="11pt" style:font-size-asian="11pt" style:font-size-complex="11pt"/>
    </style:style>
    <style:style style:name="ce14" style:family="table-cell" style:parent-style-name="_19968__33324__32_3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15" style:family="table-cell" style:parent-style-name="Default" style:data-style-name="N52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16" style:family="table-cell" style:parent-style-name="Default" style:data-style-name="N52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7" style:family="table-cell" style:parent-style-name="_19968__33324__32_3" style:data-style-name="N30">
      <style:table-cell-properties fo:border-top="2pt solid #000000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52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" style:family="table-cell" style:parent-style-name="_19968__33324__32_3" style:data-style-name="N30">
      <style:table-cell-properties fo:border-top="none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20" style:family="table-cell" style:parent-style-name="_19968__33324__32_3" style:data-style-name="N30">
      <style:table-cell-properties fo:border-top="none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21" style:family="table-cell" style:parent-style-name="_19968__33324__32_3" style:data-style-name="N30">
      <style:table-cell-properties fo:border-top="none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2" style:family="table-cell" style:parent-style-name="Default" style:data-style-name="N52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3" style:family="table-cell" style:parent-style-name="_19968__33324__32_3" style:data-style-name="N30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4" style:family="table-cell" style:parent-style-name="Default" style:data-style-name="N5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5" style:family="table-cell" style:parent-style-name="Default" style:data-style-name="N59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6" style:family="table-cell" style:parent-style-name="Default" style:data-style-name="N58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58">
      <style:table-cell-properties fo:border-top="none" fo:border-bottom="none" fo:border-left="thin solid #000000" fo:border-right="thin double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60">
      <style:table-cell-properties fo:border-top="2pt solid #000000" fo:border-bottom="none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29" style:family="table-cell" style:parent-style-name="Default" style:data-style-name="N6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0" style:family="table-cell" style:parent-style-name="Default" style:data-style-name="N61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1" style:family="table-cell" style:parent-style-name="Default" style:data-style-name="N60">
      <style:table-cell-properties fo:border-top="2pt solid #000000" fo:border-bottom="none" fo:border-left="none" fo:border-right="thin double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2" style:family="table-cell" style:parent-style-name="Default" style:data-style-name="N6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3" style:family="table-cell" style:parent-style-name="Default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4" style:family="table-cell" style:parent-style-name="Default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5" style:family="table-cell" style:parent-style-name="Default" style:data-style-name="N60">
      <style:table-cell-properties fo:border-top="none" fo:border-bottom="none" fo:border-left="none" fo:border-right="thin double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6" style:family="table-cell" style:parent-style-name="Default" style:data-style-name="N61">
      <style:table-cell-properties fo:border-top="none" fo:border-bottom="none" fo:border-left="none" fo:border-right="thin double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7" style:family="table-cell" style:parent-style-name="Default" style:data-style-name="N60">
      <style:table-cell-properties fo:border-top="none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8" style:family="table-cell" style:parent-style-name="Default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39" style:family="table-cell" style:parent-style-name="Default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0" style:family="table-cell" style:parent-style-name="Default" style:data-style-name="N61">
      <style:table-cell-properties fo:border-top="none" fo:border-bottom="2pt solid #000000" fo:border-left="none" fo:border-right="thin double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1" style:family="table-cell" style:parent-style-name="Default" style:data-style-name="N5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42" style:family="table-cell" style:parent-style-name="Default" style:data-style-name="N5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43" style:family="table-cell" style:parent-style-name="Default" style:data-style-name="N60">
      <style:table-cell-properties fo:border-top="2pt solid #000000" fo:border-bottom="none" fo:border-left="thin double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4" style:family="table-cell" style:parent-style-name="Default" style:data-style-name="N60">
      <style:table-cell-properties fo:border-top="none" fo:border-bottom="none" fo:border-left="thin double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5" style:family="table-cell" style:parent-style-name="Default" style:data-style-name="N61">
      <style:table-cell-properties fo:border-top="none" fo:border-bottom="none" fo:border-left="thin double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6" style:family="table-cell" style:parent-style-name="Default" style:data-style-name="N61">
      <style:table-cell-properties fo:border-top="none" fo:border-bottom="2pt solid #000000" fo:border-left="thin double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2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3" style:family="table-cell" style:parent-style-name="Default" style:data-style-name="N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4" style:family="table-cell" style:parent-style-name="_19968__33324__32_3" style:data-style-name="N0">
      <style:table-cell-properties fo:border-top="2pt solid #000000" fo:border-bottom="none" fo:border-left="none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1pt" style:font-size-asian="11pt" style:font-size-complex="11pt"/>
    </style:style>
    <style:style style:name="ce55" style:family="table-cell" style:parent-style-name="_19968__33324__32_3" style:data-style-name="N0">
      <style:table-cell-properties fo:border-top="2pt solid #000000" fo:border-bottom="none" fo:border-left="none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56" style:family="table-cell" style:parent-style-name="_19968__33324__32_3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/>
    </style:style>
    <style:style style:name="ce57" style:family="table-cell" style:parent-style-name="_19968__33324__32_3" style:data-style-name="N0">
      <style:table-cell-properties fo:border-top="2pt solid #000000" fo:border-bottom="none" fo:border-left="none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58" style:family="table-cell" style:parent-style-name="Default" style:data-style-name="N52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59" style:family="table-cell" style:parent-style-name="Default" style:data-style-name="N52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59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73" style:family="table-cell" style:parent-style-name="Default" style:data-style-name="N59">
      <style:table-cell-properties fo:border-top="2pt solid #000000" fo:border-bottom="2pt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end" fo:margin-righ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7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80" style:family="table-cell" style:parent-style-name="_19968__33324__32_3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81" style:family="table-cell" style:parent-style-name="Default" style:data-style-name="N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none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4" style:family="table-cell" style:parent-style-name="Default" style:data-style-name="N0">
      <style:table-cell-properties fo:border-top="none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6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2cm" style:use-optimal-column-width="true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1.50283333333333cm"/>
    </style:style>
    <style:style style:name="co4" style:family="table-column">
      <style:table-column-properties fo:break-before="auto" style:column-width="1.35466666666667cm"/>
    </style:style>
    <style:style style:name="ro1" style:family="table-row">
      <style:table-row-properties style:row-height="49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1.9pt" style:use-optimal-row-height="false" fo:break-before="auto"/>
    </style:style>
    <style:style style:name="ro5" style:family="table-row">
      <style:table-row-properties style:row-height="69.9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0.15pt" style:use-optimal-row-height="false" fo:break-before="auto"/>
    </style:style>
    <style:style style:name="ro8" style:family="table-row">
      <style:table-row-properties style:row-height="79.95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complex="Times New Roman" style:font-family-generic="script" style:font-family-generic-asian="script" style:font-pitch="fixed" style:font-pitch-asian="fixed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355-00-1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4"/>
        <table:table-column table:style-name="co3" table:number-columns-repeated="19" table:default-cell-style-name="ce1"/>
        <table:table-column table:style-name="co4" table:number-columns-repeated="16361" table:default-cell-style-name="ce1"/>
        <table:table-row table:style-name="ro1">
          <table:table-cell office:value-type="string" table:number-columns-spanned="13" table:number-rows-spanned="1" table:style-name="ce80">
            <text:p>違章建築拆除案件</text:p>
          </table:table-cell>
          <table:covered-table-cell table:number-columns-repeated="12"/>
          <table:table-cell table:number-columns-spanned="10" table:number-rows-spanned="1" table:style-name="ce79"/>
          <table:covered-table-cell table:number-columns-repeated="9"/>
          <table:table-cell table:number-columns-repeated="16361" table:style-name="ce4"/>
        </table:table-row>
        <table:table-row table:style-name="ro2">
          <table:table-cell office:value-type="string" table:number-columns-spanned="13" table:number-rows-spanned="1" table:style-name="ce62">
            <text:p>中華民國107年2月</text:p>
          </table:table-cell>
          <table:covered-table-cell table:number-columns-repeated="12"/>
          <table:table-cell office:value-type="string" table:number-columns-spanned="10" table:number-rows-spanned="1" table:style-name="ce79">
            <text:p><text:s/>February <text:s text:c="3"/>- 2018</text:p>
          </table:table-cell>
          <table:covered-table-cell table:number-columns-repeated="9"/>
          <table:table-cell table:number-columns-repeated="16361" table:style-name="ce4"/>
        </table:table-row>
        <table:table-row table:style-name="ro3">
          <table:table-cell office:value-type="string" table:style-name="ce10">
            <text:p>單位：件數</text:p>
          </table:table-cell>
          <table:table-cell table:style-name="ce4"/>
          <table:table-cell table:number-columns-repeated="18" table:style-name="ce11"/>
          <table:table-cell table:style-name="ce1"/>
          <table:table-cell office:value-type="string" table:number-columns-spanned="2" table:number-rows-spanned="1" table:style-name="ce78">
            <text:p>Unit：Case</text:p>
          </table:table-cell>
          <table:covered-table-cell/>
          <table:table-cell table:number-columns-repeated="16361"/>
        </table:table-row>
        <table:table-row table:style-name="ro4">
          <table:table-cell office:value-type="string" table:number-columns-spanned="2" table:number-rows-spanned="3" table:style-name="ce94">
            <text:p>區域別</text:p>
            <text:p/>
            <text:p><text:span text:style-name="T4">Locality</text:span></text:p>
          </table:table-cell>
          <table:covered-table-cell/>
          <table:table-cell office:value-type="string" table:number-columns-spanned="2" table:number-rows-spanned="1" table:style-name="ce89">
            <text:p>總計</text:p>
          </table:table-cell>
          <table:covered-table-cell/>
          <table:table-cell office:value-type="string" table:number-columns-spanned="5" table:number-rows-spanned="1" table:style-name="ce87">
            <text:p>既存違章建築</text:p>
          </table:table-cell>
          <table:covered-table-cell table:number-columns-repeated="4"/>
          <table:table-cell office:value-type="string" table:number-columns-spanned="12" table:number-rows-spanned="1" table:style-name="ce93">
            <text:p>新違章建築</text:p>
          </table:table-cell>
          <table:covered-table-cell table:number-columns-repeated="11"/>
          <table:table-cell office:value-type="string" table:number-columns-spanned="2" table:number-rows-spanned="1" table:style-name="ce81">
            <text:p>拆除後重建移送法辦數</text:p>
          </table:table-cell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90">
            <text:p>至本月底尚未結案總數<text:span text:style-name="T1">(1)=(2)+(8)+(12)+(16)</text:span></text:p>
          </table:table-cell>
          <table:table-cell office:value-type="string" table:number-columns-spanned="1" table:number-rows-spanned="2" table:style-name="ce85">
            <text:p>本月結案總數<text:span text:style-name="T1">(2)=(6)+(7)+(10)+(11)+(14)+(15)+(18)+(19)</text:span></text:p>
          </table:table-cell>
          <table:table-cell office:value-type="string" table:number-columns-spanned="1" table:number-rows-spanned="2" table:style-name="ce85">
            <text:p>至本月底尚未結案數<text:span text:style-name="T3">(3)</text:span></text:p>
            <text:p><text:span text:style-name="T3">=(4)+(5)-(6)-(7)</text:span></text:p>
          </table:table-cell>
          <table:table-cell office:value-type="string" table:number-columns-spanned="1" table:number-rows-spanned="2" table:style-name="ce85">
            <text:p>至上月底尚未結案數</text:p>
            <text:p><text:span text:style-name="T3">(4)</text:span></text:p>
          </table:table-cell>
          <table:table-cell office:value-type="string" table:number-columns-spanned="1" table:number-rows-spanned="2" table:style-name="ce85">
            <text:p>本月</text:p>
            <text:p>查報數</text:p>
            <text:p/>
            <text:p><text:span text:style-name="T3">(5)</text:span></text:p>
          </table:table-cell>
          <table:table-cell office:value-type="string" table:number-columns-spanned="1" table:number-rows-spanned="2" table:style-name="ce85">
            <text:p>本月</text:p>
            <text:p>補照數</text:p>
            <text:p/>
            <text:p><text:span text:style-name="T3">(6)</text:span></text:p>
          </table:table-cell>
          <table:table-cell office:value-type="string" table:number-columns-spanned="1" table:number-rows-spanned="2" table:style-name="ce85">
            <text:p>本月</text:p>
            <text:p>拆除數</text:p>
            <text:p/>
            <text:p><text:span text:style-name="T3">(7)</text:span></text:p>
          </table:table-cell>
          <table:table-cell office:value-type="string" table:number-columns-spanned="4" table:number-rows-spanned="1" table:style-name="ce88">
            <text:p>以前年度案件</text:p>
          </table:table-cell>
          <table:covered-table-cell table:number-columns-repeated="3"/>
          <table:table-cell office:value-type="string" table:number-columns-spanned="4" table:number-rows-spanned="1" table:style-name="ce88">
            <text:p>本年度(累計至上月底)案件</text:p>
          </table:table-cell>
          <table:covered-table-cell table:number-columns-repeated="3"/>
          <table:table-cell office:value-type="string" table:number-columns-spanned="4" table:number-rows-spanned="1" table:style-name="ce91">
            <text:p>本月<text:span text:style-name="T3">(</text:span>經認定<text:span text:style-name="T3">)</text:span>案件</text:p>
          </table:table-cell>
          <table:covered-table-cell table:number-columns-repeated="3"/>
          <table:table-cell office:value-type="string" table:number-columns-spanned="1" table:number-rows-spanned="2" table:style-name="ce86">
            <text:p>本年度累計至本月底移送法辦數</text:p>
          </table:table-cell>
          <table:table-cell office:value-type="string" table:number-columns-spanned="1" table:number-rows-spanned="2" table:style-name="ce92">
            <text:p>本月移送法辦數</text:p>
          </table:table-cell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至本月底尚未結案數</text:p>
            <text:p><text:span text:style-name="T1">(8)=(9)-(10)-(11)</text:span></text:p>
          </table:table-cell>
          <table:table-cell office:value-type="string" table:style-name="ce5">
            <text:p>至上月底尚未結案數</text:p>
            <text:p><text:span text:style-name="T3">(9)</text:span></text:p>
          </table:table-cell>
          <table:table-cell office:value-type="string" table:style-name="ce5">
            <text:p>本月</text:p>
            <text:p>補照數</text:p>
            <text:p/>
            <text:p><text:span text:style-name="T3">(10)</text:span></text:p>
          </table:table-cell>
          <table:table-cell office:value-type="string" table:style-name="ce5">
            <text:p>本月</text:p>
            <text:p>拆除數</text:p>
            <text:p/>
            <text:p><text:span text:style-name="T3">(11)</text:span></text:p>
          </table:table-cell>
          <table:table-cell office:value-type="string" table:style-name="ce6">
            <text:p>至本月底尚未結案數<text:span text:style-name="T1">(12)=(13)-(14)-(15)</text:span></text:p>
          </table:table-cell>
          <table:table-cell office:value-type="string" table:style-name="ce6">
            <text:p>至上月底尚未結案數</text:p>
            <text:p><text:span text:style-name="T1">(13)</text:span></text:p>
          </table:table-cell>
          <table:table-cell office:value-type="string" table:style-name="ce6">
            <text:p>本月</text:p>
            <text:p>補照數</text:p>
            <text:p/>
            <text:p><text:span text:style-name="T1">(14)</text:span></text:p>
          </table:table-cell>
          <table:table-cell office:value-type="string" table:style-name="ce5">
            <text:p>本月</text:p>
            <text:p>拆除數</text:p>
            <text:p/>
            <text:p><text:span text:style-name="T3">(15)</text:span></text:p>
          </table:table-cell>
          <table:table-cell office:value-type="string" table:style-name="ce7">
            <text:p>本月尚未結案數<text:span text:style-name="T1">(16)=(17)-(18)-(19)</text:span></text:p>
          </table:table-cell>
          <table:table-cell office:value-type="string" table:style-name="ce7">
            <text:p>本月</text:p>
            <text:p>查報數</text:p>
            <text:p/>
            <text:p><text:span text:style-name="T3">(17)</text:span></text:p>
          </table:table-cell>
          <table:table-cell office:value-type="string" table:style-name="ce8">
            <text:p>本月</text:p>
            <text:p>補照數</text:p>
            <text:p/>
            <text:p><text:span text:style-name="T3">(18)</text:span></text:p>
          </table:table-cell>
          <table:table-cell office:value-type="string" table:style-name="ce9">
            <text:p>本月</text:p>
            <text:p>拆除數</text:p>
            <text:p/>
            <text:p><text:span text:style-name="T3">(19)</text:span></text:p>
          </table:table-cell>
          <table:covered-table-cell/>
          <table:covered-table-cell/>
          <table:table-cell table:number-columns-repeated="16361" table:style-name="ce2"/>
        </table:table-row>
        <table:table-row table:style-name="ro6">
          <table:table-cell office:value-type="string" table:style-name="ce16">
            <text:p>總　　　　　計</text:p>
          </table:table-cell>
          <table:table-cell office:value-type="string" table:style-name="ce17">
            <text:p>Total</text:p>
          </table:table-cell>
          <table:table-cell office:value-type="float" office:value="657793" table:style-name="ce28">
            <text:p>657,793</text:p>
          </table:table-cell>
          <table:table-cell office:value-type="float" office:value="3899" table:style-name="ce29">
            <text:p>3,899</text:p>
          </table:table-cell>
          <table:table-cell office:value-type="float" office:value="273180" table:style-name="ce29">
            <text:p>273,180</text:p>
          </table:table-cell>
          <table:table-cell office:value-type="float" office:value="275076" table:style-name="ce29">
            <text:p>275,076</text:p>
          </table:table-cell>
          <table:table-cell office:value-type="float" office:value="700" table:style-name="ce29">
            <text:p>700</text:p>
          </table:table-cell>
          <table:table-cell office:value-type="float" office:value="0" table:style-name="ce30">
            <text:p><text:s text:c="9"/>－</text:p>
          </table:table-cell>
          <table:table-cell office:value-type="float" office:value="2596" table:style-name="ce29">
            <text:p>2,596</text:p>
          </table:table-cell>
          <table:table-cell office:value-type="float" office:value="381545" table:style-name="ce29">
            <text:p>381,545</text:p>
          </table:table-cell>
          <table:table-cell office:value-type="float" office:value="381743" table:style-name="ce29">
            <text:p>381,743</text:p>
          </table:table-cell>
          <table:table-cell office:value-type="float" office:value="0" table:style-name="ce30">
            <text:p><text:s text:c="9"/>－</text:p>
          </table:table-cell>
          <table:table-cell office:value-type="float" office:value="198" table:style-name="ce29">
            <text:p>198</text:p>
          </table:table-cell>
          <table:table-cell office:value-type="float" office:value="1872" table:style-name="ce29">
            <text:p>1,872</text:p>
          </table:table-cell>
          <table:table-cell office:value-type="float" office:value="2103" table:style-name="ce29">
            <text:p>2,103</text:p>
          </table:table-cell>
          <table:table-cell office:value-type="float" office:value="1" table:style-name="ce29">
            <text:p>1</text:p>
          </table:table-cell>
          <table:table-cell office:value-type="float" office:value="230" table:style-name="ce29">
            <text:p>230</text:p>
          </table:table-cell>
          <table:table-cell office:value-type="float" office:value="1196" table:style-name="ce29">
            <text:p>1,196</text:p>
          </table:table-cell>
          <table:table-cell office:value-type="float" office:value="1481" table:style-name="ce29">
            <text:p>1,481</text:p>
          </table:table-cell>
          <table:table-cell office:value-type="float" office:value="34" table:style-name="ce29">
            <text:p>34</text:p>
          </table:table-cell>
          <table:table-cell office:value-type="float" office:value="251" table:style-name="ce31">
            <text:p>251</text:p>
          </table:table-cell>
          <table:table-cell office:value-type="float" office:value="26" table:style-name="ce43">
            <text:p>26</text:p>
          </table:table-cell>
          <table:table-cell office:value-type="float" office:value="7" table:style-name="ce29">
            <text:p>7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新　北　市</text:p>
          </table:table-cell>
          <table:table-cell office:value-type="string" table:style-name="ce19">
            <text:p>New Taipei City</text:p>
          </table:table-cell>
          <table:table-cell office:value-type="float" office:value="180375" table:style-name="ce32">
            <text:p>180,375</text:p>
          </table:table-cell>
          <table:table-cell office:value-type="float" office:value="2851" table:style-name="ce33">
            <text:p>2,851</text:p>
          </table:table-cell>
          <table:table-cell office:value-type="float" office:value="168108" table:style-name="ce33">
            <text:p>168,108</text:p>
          </table:table-cell>
          <table:table-cell office:value-type="float" office:value="170530" table:style-name="ce33">
            <text:p>170,530</text:p>
          </table:table-cell>
          <table:table-cell office:value-type="float" office:value="156" table:style-name="ce33">
            <text:p>156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578" table:style-name="ce33">
            <text:p>2,578</text:p>
          </table:table-cell>
          <table:table-cell office:value-type="float" office:value="11590" table:style-name="ce33">
            <text:p>11,590</text:p>
          </table:table-cell>
          <table:table-cell office:value-type="float" office:value="11650" table:style-name="ce33">
            <text:p>11,650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60" table:style-name="ce33">
            <text:p>60</text:p>
          </table:table-cell>
          <table:table-cell office:value-type="float" office:value="324" table:style-name="ce33">
            <text:p>324</text:p>
          </table:table-cell>
          <table:table-cell office:value-type="float" office:value="453" table:style-name="ce33">
            <text:p>453</text:p>
          </table:table-cell>
          <table:table-cell office:value-type="float" office:value="1" table:style-name="ce33">
            <text:p>1</text:p>
          </table:table-cell>
          <table:table-cell office:value-type="float" office:value="128" table:style-name="ce33">
            <text:p>128</text:p>
          </table:table-cell>
          <table:table-cell office:value-type="float" office:value="353" table:style-name="ce33">
            <text:p>353</text:p>
          </table:table-cell>
          <table:table-cell office:value-type="float" office:value="437" table:style-name="ce33">
            <text:p>43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84" table:style-name="ce35">
            <text:p>84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33">
            <text:p>1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臺　北　市</text:p>
          </table:table-cell>
          <table:table-cell office:value-type="string" table:style-name="ce19">
            <text:p>Taipei City</text:p>
          </table:table-cell>
          <table:table-cell office:value-type="float" office:value="86987" table:style-name="ce32">
            <text:p>86,987</text:p>
          </table:table-cell>
          <table:table-cell office:value-type="float" office:value="204" table:style-name="ce33">
            <text:p>204</text:p>
          </table:table-cell>
          <table:table-cell office:value-type="float" office:value="6552" table:style-name="ce33">
            <text:p>6,552</text:p>
          </table:table-cell>
          <table:table-cell office:value-type="float" office:value="6552" table:style-name="ce33">
            <text:p>6,55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79831" table:style-name="ce33">
            <text:p>79,831</text:p>
          </table:table-cell>
          <table:table-cell office:value-type="float" office:value="79923" table:style-name="ce33">
            <text:p>79,92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92" table:style-name="ce33">
            <text:p>92</text:p>
          </table:table-cell>
          <table:table-cell office:value-type="float" office:value="400" table:style-name="ce33">
            <text:p>400</text:p>
          </table:table-cell>
          <table:table-cell office:value-type="float" office:value="421" table:style-name="ce33">
            <text:p>42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1" table:style-name="ce33">
            <text:p>21</text:p>
          </table:table-cell>
          <table:table-cell office:value-type="float" office:value="204" table:style-name="ce33">
            <text:p>204</text:p>
          </table:table-cell>
          <table:table-cell office:value-type="float" office:value="295" table:style-name="ce33">
            <text:p>29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91" table:style-name="ce35">
            <text:p>9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桃　園　市</text:p>
          </table:table-cell>
          <table:table-cell office:value-type="string" table:style-name="ce20">
            <text:p>Taoyuan City</text:p>
          </table:table-cell>
          <table:table-cell office:value-type="float" office:value="61777" table:style-name="ce32">
            <text:p>61,777</text:p>
          </table:table-cell>
          <table:table-cell office:value-type="float" office:value="28" table:style-name="ce33">
            <text:p>28</text:p>
          </table:table-cell>
          <table:table-cell office:value-type="float" office:value="60313" table:style-name="ce33">
            <text:p>60,313</text:p>
          </table:table-cell>
          <table:table-cell office:value-type="float" office:value="60091" table:style-name="ce33">
            <text:p>60,091</text:p>
          </table:table-cell>
          <table:table-cell office:value-type="float" office:value="222" table:style-name="ce33">
            <text:p>22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205" table:style-name="ce33">
            <text:p>1,205</text:p>
          </table:table-cell>
          <table:table-cell office:value-type="float" office:value="1206" table:style-name="ce33">
            <text:p>1,206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" table:style-name="ce33">
            <text:p>1</text:p>
          </table:table-cell>
          <table:table-cell office:value-type="float" office:value="141" table:style-name="ce33">
            <text:p>141</text:p>
          </table:table-cell>
          <table:table-cell office:value-type="float" office:value="168" table:style-name="ce33">
            <text:p>16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7" table:style-name="ce33">
            <text:p>27</text:p>
          </table:table-cell>
          <table:table-cell office:value-type="float" office:value="118" table:style-name="ce33">
            <text:p>118</text:p>
          </table:table-cell>
          <table:table-cell office:value-type="float" office:value="118" table:style-name="ce33">
            <text:p>11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13" table:style-name="ce44">
            <text:p>13</text:p>
          </table:table-cell>
          <table:table-cell office:value-type="float" office:value="3" table:style-name="ce33">
            <text:p>3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臺　中　市</text:p>
          </table:table-cell>
          <table:table-cell office:value-type="string" table:style-name="ce19">
            <text:p>Taichung City</text:p>
          </table:table-cell>
          <table:table-cell office:value-type="float" office:value="79568" table:style-name="ce32">
            <text:p>79,568</text:p>
          </table:table-cell>
          <table:table-cell office:value-type="float" office:value="93" table:style-name="ce33">
            <text:p>93</text:p>
          </table:table-cell>
          <table:table-cell office:value-type="float" office:value="24867" table:style-name="ce33">
            <text:p>24,867</text:p>
          </table:table-cell>
          <table:table-cell office:value-type="float" office:value="24588" table:style-name="ce33">
            <text:p>24,588</text:p>
          </table:table-cell>
          <table:table-cell office:value-type="float" office:value="292" table:style-name="ce33">
            <text:p>29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3" table:style-name="ce33">
            <text:p>13</text:p>
          </table:table-cell>
          <table:table-cell office:value-type="float" office:value="54258" table:style-name="ce33">
            <text:p>54,258</text:p>
          </table:table-cell>
          <table:table-cell office:value-type="float" office:value="54263" table:style-name="ce33">
            <text:p>54,26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3">
            <text:p>5</text:p>
          </table:table-cell>
          <table:table-cell office:value-type="float" office:value="267" table:style-name="ce33">
            <text:p>267</text:p>
          </table:table-cell>
          <table:table-cell office:value-type="float" office:value="301" table:style-name="ce33">
            <text:p>30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4" table:style-name="ce33">
            <text:p>34</text:p>
          </table:table-cell>
          <table:table-cell office:value-type="float" office:value="176" table:style-name="ce33">
            <text:p>176</text:p>
          </table:table-cell>
          <table:table-cell office:value-type="float" office:value="217" table:style-name="ce33">
            <text:p>21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1" table:style-name="ce35">
            <text:p>4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臺　南　市</text:p>
          </table:table-cell>
          <table:table-cell office:value-type="string" table:style-name="ce19">
            <text:p>Tainan City</text:p>
          </table:table-cell>
          <table:table-cell office:value-type="float" office:value="29638" table:style-name="ce32">
            <text:p>29,638</text:p>
          </table:table-cell>
          <table:table-cell office:value-type="float" office:value="6" table:style-name="ce33">
            <text:p>6</text:p>
          </table:table-cell>
          <table:table-cell office:value-type="float" office:value="3609" table:style-name="ce33">
            <text:p>3,609</text:p>
          </table:table-cell>
          <table:table-cell office:value-type="float" office:value="3609" table:style-name="ce33">
            <text:p>3,60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5698" table:style-name="ce33">
            <text:p>25,698</text:p>
          </table:table-cell>
          <table:table-cell office:value-type="float" office:value="25704" table:style-name="ce33">
            <text:p>25,70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6" table:style-name="ce33">
            <text:p>6</text:p>
          </table:table-cell>
          <table:table-cell office:value-type="float" office:value="242" table:style-name="ce33">
            <text:p>242</text:p>
          </table:table-cell>
          <table:table-cell office:value-type="float" office:value="242" table:style-name="ce33">
            <text:p>24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89" table:style-name="ce33">
            <text:p>89</text:p>
          </table:table-cell>
          <table:table-cell office:value-type="float" office:value="89" table:style-name="ce33">
            <text:p>8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33">
            <text:p>1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高　雄　市</text:p>
          </table:table-cell>
          <table:table-cell office:value-type="string" table:style-name="ce19">
            <text:p>Kaohsiung City</text:p>
          </table:table-cell>
          <table:table-cell office:value-type="float" office:value="122238" table:style-name="ce32">
            <text:p>122,238</text:p>
          </table:table-cell>
          <table:table-cell office:value-type="float" office:value="47" table:style-name="ce33">
            <text:p>47</text:p>
          </table:table-cell>
          <table:table-cell office:value-type="float" office:value="26" table:style-name="ce33">
            <text:p>26</text:p>
          </table:table-cell>
          <table:table-cell office:value-type="float" office:value="14" table:style-name="ce33">
            <text:p>14</text:p>
          </table:table-cell>
          <table:table-cell office:value-type="float" office:value="17" table:style-name="ce33">
            <text:p>1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3">
            <text:p>5</text:p>
          </table:table-cell>
          <table:table-cell office:value-type="float" office:value="122050" table:style-name="ce33">
            <text:p>122,050</text:p>
          </table:table-cell>
          <table:table-cell office:value-type="float" office:value="122075" table:style-name="ce33">
            <text:p>122,07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5" table:style-name="ce33">
            <text:p>25</text:p>
          </table:table-cell>
          <table:table-cell office:value-type="float" office:value="102" table:style-name="ce33">
            <text:p>102</text:p>
          </table:table-cell>
          <table:table-cell office:value-type="float" office:value="114" table:style-name="ce33">
            <text:p>11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2" table:style-name="ce33">
            <text:p>12</text:p>
          </table:table-cell>
          <table:table-cell office:value-type="float" office:value="60" table:style-name="ce33">
            <text:p>60</text:p>
          </table:table-cell>
          <table:table-cell office:value-type="float" office:value="65" table:style-name="ce33">
            <text:p>6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臺　灣　省</text:p>
          </table:table-cell>
          <table:table-cell office:value-type="string" table:style-name="ce19">
            <text:p>Taiwan Province</text:p>
          </table:table-cell>
          <table:table-cell office:value-type="float" office:value="93786" table:style-name="ce32">
            <text:p>93,786</text:p>
          </table:table-cell>
          <table:table-cell office:value-type="float" office:value="81" table:style-name="ce33">
            <text:p>81</text:p>
          </table:table-cell>
          <table:table-cell office:value-type="float" office:value="9224" table:style-name="ce33">
            <text:p>9,224</text:p>
          </table:table-cell>
          <table:table-cell office:value-type="float" office:value="9211" table:style-name="ce33">
            <text:p>9,211</text:p>
          </table:table-cell>
          <table:table-cell office:value-type="float" office:value="13" table:style-name="ce33">
            <text:p>1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83984" table:style-name="ce33">
            <text:p>83,984</text:p>
          </table:table-cell>
          <table:table-cell office:value-type="float" office:value="83993" table:style-name="ce33">
            <text:p>83,99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9" table:style-name="ce33">
            <text:p>9</text:p>
          </table:table-cell>
          <table:table-cell office:value-type="float" office:value="386" table:style-name="ce33">
            <text:p>386</text:p>
          </table:table-cell>
          <table:table-cell office:value-type="float" office:value="394" table:style-name="ce33">
            <text:p>39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8" table:style-name="ce33">
            <text:p>8</text:p>
          </table:table-cell>
          <table:table-cell office:value-type="float" office:value="192" table:style-name="ce33">
            <text:p>192</text:p>
          </table:table-cell>
          <table:table-cell office:value-type="float" office:value="256" table:style-name="ce33">
            <text:p>256</text:p>
          </table:table-cell>
          <table:table-cell office:value-type="float" office:value="34" table:style-name="ce33">
            <text:p>34</text:p>
          </table:table-cell>
          <table:table-cell office:value-type="float" office:value="30" table:style-name="ce35">
            <text:p>30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宜　蘭　縣</text:p>
          </table:table-cell>
          <table:table-cell office:value-type="string" table:style-name="ce21">
            <text:p>Yilan County</text:p>
          </table:table-cell>
          <table:table-cell office:value-type="float" office:value="1918" table:style-name="ce32">
            <text:p>1,918</text:p>
          </table:table-cell>
          <table:table-cell office:value-type="float" office:value="5" table:style-name="ce33">
            <text:p>5</text:p>
          </table:table-cell>
          <table:table-cell office:value-type="float" office:value="932" table:style-name="ce33">
            <text:p>932</text:p>
          </table:table-cell>
          <table:table-cell office:value-type="float" office:value="932" table:style-name="ce33">
            <text:p>93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934" table:style-name="ce33">
            <text:p>934</text:p>
          </table:table-cell>
          <table:table-cell office:value-type="float" office:value="934" table:style-name="ce33">
            <text:p>93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0" table:style-name="ce33">
            <text:p>30</text:p>
          </table:table-cell>
          <table:table-cell office:value-type="float" office:value="33" table:style-name="ce33">
            <text:p>3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" table:style-name="ce33">
            <text:p>3</text:p>
          </table:table-cell>
          <table:table-cell office:value-type="float" office:value="22" table:style-name="ce33">
            <text:p>22</text:p>
          </table:table-cell>
          <table:table-cell office:value-type="float" office:value="24" table:style-name="ce33">
            <text:p>2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新　竹　縣</text:p>
          </table:table-cell>
          <table:table-cell office:value-type="string" table:style-name="ce21">
            <text:p>Hsinchu County</text:p>
          </table:table-cell>
          <table:table-cell office:value-type="float" office:value="7441" table:style-name="ce32">
            <text:p>7,441</text:p>
          </table:table-cell>
          <table:table-cell office:value-type="float" office:value="4" table:style-name="ce33">
            <text:p>4</text:p>
          </table:table-cell>
          <table:table-cell office:value-type="float" office:value="1108" table:style-name="ce33">
            <text:p>1,108</text:p>
          </table:table-cell>
          <table:table-cell office:value-type="float" office:value="1108" table:style-name="ce33">
            <text:p>1,10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6278" table:style-name="ce33">
            <text:p>6,278</text:p>
          </table:table-cell>
          <table:table-cell office:value-type="float" office:value="6281" table:style-name="ce33">
            <text:p>6,28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" table:style-name="ce33">
            <text:p>3</text:p>
          </table:table-cell>
          <table:table-cell office:value-type="float" office:value="34" table:style-name="ce33">
            <text:p>34</text:p>
          </table:table-cell>
          <table:table-cell office:value-type="float" office:value="35" table:style-name="ce33">
            <text:p>3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" table:style-name="ce33">
            <text:p>1</text:p>
          </table:table-cell>
          <table:table-cell office:value-type="float" office:value="21" table:style-name="ce33">
            <text:p>21</text:p>
          </table:table-cell>
          <table:table-cell office:value-type="float" office:value="21" table:style-name="ce33">
            <text:p>2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苗　栗　縣</text:p>
          </table:table-cell>
          <table:table-cell office:value-type="string" table:style-name="ce21">
            <text:p>Miaoli County</text:p>
          </table:table-cell>
          <table:table-cell office:value-type="float" office:value="3060" table:style-name="ce32">
            <text:p>3,060</text:p>
          </table:table-cell>
          <table:table-cell office:value-type="float" office:value="7" table:style-name="ce33">
            <text:p>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034" table:style-name="ce33">
            <text:p>3,034</text:p>
          </table:table-cell>
          <table:table-cell office:value-type="float" office:value="3035" table:style-name="ce33">
            <text:p>3,03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" table:style-name="ce33">
            <text:p>1</text:p>
          </table:table-cell>
          <table:table-cell office:value-type="float" office:value="11" table:style-name="ce33">
            <text:p>11</text:p>
          </table:table-cell>
          <table:table-cell office:value-type="float" office:value="14" table:style-name="ce33">
            <text:p>1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" table:style-name="ce33">
            <text:p>3</text:p>
          </table:table-cell>
          <table:table-cell office:value-type="float" office:value="15" table:style-name="ce33">
            <text:p>15</text:p>
          </table:table-cell>
          <table:table-cell office:value-type="float" office:value="18" table:style-name="ce33">
            <text:p>1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彰　化　縣</text:p>
          </table:table-cell>
          <table:table-cell office:value-type="string" table:style-name="ce21">
            <text:p>Changhua County</text:p>
          </table:table-cell>
          <table:table-cell office:value-type="float" office:value="7263" table:style-name="ce32">
            <text:p>7,263</text:p>
          </table:table-cell>
          <table:table-cell office:value-type="float" office:value="34" table:style-name="ce33">
            <text:p>34</text:p>
          </table:table-cell>
          <table:table-cell office:value-type="float" office:value="239" table:style-name="ce33">
            <text:p>239</text:p>
          </table:table-cell>
          <table:table-cell office:value-type="float" office:value="239" table:style-name="ce33">
            <text:p>23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6933" table:style-name="ce33">
            <text:p>6,933</text:p>
          </table:table-cell>
          <table:table-cell office:value-type="float" office:value="6933" table:style-name="ce33">
            <text:p>6,93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72" table:style-name="ce33">
            <text:p>72</text:p>
          </table:table-cell>
          <table:table-cell office:value-type="float" office:value="72" table:style-name="ce33">
            <text:p>7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9" table:style-name="ce33">
            <text:p>19</text:p>
          </table:table-cell>
          <table:table-cell office:value-type="float" office:value="53" table:style-name="ce33">
            <text:p>53</text:p>
          </table:table-cell>
          <table:table-cell office:value-type="float" office:value="34" table:style-name="ce33">
            <text:p>34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南　投　縣</text:p>
          </table:table-cell>
          <table:table-cell office:value-type="string" table:style-name="ce21">
            <text:p>Nantou County</text:p>
          </table:table-cell>
          <table:table-cell office:value-type="float" office:value="2746" table:style-name="ce32">
            <text:p>2,746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06" table:style-name="ce33">
            <text:p>106</text:p>
          </table:table-cell>
          <table:table-cell office:value-type="float" office:value="106" table:style-name="ce33">
            <text:p>106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593" table:style-name="ce33">
            <text:p>2,593</text:p>
          </table:table-cell>
          <table:table-cell office:value-type="float" office:value="2593" table:style-name="ce33">
            <text:p>2,59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8" table:style-name="ce33">
            <text:p>28</text:p>
          </table:table-cell>
          <table:table-cell office:value-type="float" office:value="28" table:style-name="ce33">
            <text:p>2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9" table:style-name="ce33">
            <text:p>19</text:p>
          </table:table-cell>
          <table:table-cell office:value-type="float" office:value="19" table:style-name="ce33">
            <text:p>1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雲　林　縣</text:p>
          </table:table-cell>
          <table:table-cell office:value-type="string" table:style-name="ce21">
            <text:p>Yunlin County</text:p>
          </table:table-cell>
          <table:table-cell office:value-type="float" office:value="3281" table:style-name="ce32">
            <text:p>3,28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093" table:style-name="ce33">
            <text:p>2,093</text:p>
          </table:table-cell>
          <table:table-cell office:value-type="float" office:value="2093" table:style-name="ce33">
            <text:p>2,09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169" table:style-name="ce33">
            <text:p>1,169</text:p>
          </table:table-cell>
          <table:table-cell office:value-type="float" office:value="1169" table:style-name="ce33">
            <text:p>1,16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7" table:style-name="ce33">
            <text:p>17</text:p>
          </table:table-cell>
          <table:table-cell office:value-type="float" office:value="17" table:style-name="ce33">
            <text:p>1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嘉　義　縣</text:p>
          </table:table-cell>
          <table:table-cell office:value-type="string" table:style-name="ce21">
            <text:p>Chiayi County</text:p>
          </table:table-cell>
          <table:table-cell office:value-type="float" office:value="4254" table:style-name="ce32">
            <text:p>4,25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57" table:style-name="ce33">
            <text:p>357</text:p>
          </table:table-cell>
          <table:table-cell office:value-type="float" office:value="357" table:style-name="ce33">
            <text:p>35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827" table:style-name="ce33">
            <text:p>3,827</text:p>
          </table:table-cell>
          <table:table-cell office:value-type="float" office:value="3827" table:style-name="ce33">
            <text:p>3,82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5" table:style-name="ce33">
            <text:p>45</text:p>
          </table:table-cell>
          <table:table-cell office:value-type="float" office:value="45" table:style-name="ce33">
            <text:p>4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5" table:style-name="ce33">
            <text:p>25</text:p>
          </table:table-cell>
          <table:table-cell office:value-type="float" office:value="25" table:style-name="ce33">
            <text:p>2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屏　東　縣</text:p>
          </table:table-cell>
          <table:table-cell office:value-type="string" table:style-name="ce21">
            <text:p>Pingtung County</text:p>
          </table:table-cell>
          <table:table-cell office:value-type="float" office:value="14886" table:style-name="ce32">
            <text:p>14,886</text:p>
          </table:table-cell>
          <table:table-cell office:value-type="float" office:value="4" table:style-name="ce33">
            <text:p>4</text:p>
          </table:table-cell>
          <table:table-cell office:value-type="float" office:value="855" table:style-name="ce33">
            <text:p>855</text:p>
          </table:table-cell>
          <table:table-cell office:value-type="float" office:value="855" table:style-name="ce33">
            <text:p>85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3965" table:style-name="ce33">
            <text:p>13,965</text:p>
          </table:table-cell>
          <table:table-cell office:value-type="float" office:value="13965" table:style-name="ce33">
            <text:p>13,96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9" table:style-name="ce33">
            <text:p>29</text:p>
          </table:table-cell>
          <table:table-cell office:value-type="float" office:value="29" table:style-name="ce33">
            <text:p>2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7" table:style-name="ce33">
            <text:p>37</text:p>
          </table:table-cell>
          <table:table-cell office:value-type="float" office:value="41" table:style-name="ce33">
            <text:p>4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" table:style-name="ce35">
            <text:p>4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臺　東　縣</text:p>
          </table:table-cell>
          <table:table-cell office:value-type="string" table:style-name="ce21">
            <text:p>Taitung County</text:p>
          </table:table-cell>
          <table:table-cell office:value-type="float" office:value="1340" table:style-name="ce32">
            <text:p>1,340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325" table:style-name="ce33">
            <text:p>1,325</text:p>
          </table:table-cell>
          <table:table-cell office:value-type="float" office:value="1327" table:style-name="ce33">
            <text:p>1,32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" table:style-name="ce33">
            <text:p>2</text:p>
          </table:table-cell>
          <table:table-cell office:value-type="float" office:value="11" table:style-name="ce33">
            <text:p>11</text:p>
          </table:table-cell>
          <table:table-cell office:value-type="float" office:value="11" table:style-name="ce33">
            <text:p>1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花　蓮　縣</text:p>
          </table:table-cell>
          <table:table-cell office:value-type="string" table:style-name="ce21">
            <text:p>Hualien County</text:p>
          </table:table-cell>
          <table:table-cell office:value-type="float" office:value="2872" table:style-name="ce32">
            <text:p>2,87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867" table:style-name="ce33">
            <text:p>2,867</text:p>
          </table:table-cell>
          <table:table-cell office:value-type="float" office:value="2867" table:style-name="ce33">
            <text:p>2,867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澎　湖　縣</text:p>
          </table:table-cell>
          <table:table-cell office:value-type="string" table:style-name="ce21">
            <text:p>Penghu County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基　隆　市</text:p>
          </table:table-cell>
          <table:table-cell office:value-type="string" table:style-name="ce21">
            <text:p>Keelung City</text:p>
          </table:table-cell>
          <table:table-cell office:value-type="float" office:value="17598" table:style-name="ce32">
            <text:p>17,598</text:p>
          </table:table-cell>
          <table:table-cell office:value-type="float" office:value="19" table:style-name="ce33">
            <text:p>19</text:p>
          </table:table-cell>
          <table:table-cell office:value-type="float" office:value="13" table:style-name="ce33">
            <text:p>1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3" table:style-name="ce33">
            <text:p>1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7543" table:style-name="ce33">
            <text:p>17,543</text:p>
          </table:table-cell>
          <table:table-cell office:value-type="float" office:value="17545" table:style-name="ce33">
            <text:p>17,54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" table:style-name="ce33">
            <text:p>2</text:p>
          </table:table-cell>
          <table:table-cell office:value-type="float" office:value="29" table:style-name="ce33">
            <text:p>29</text:p>
          </table:table-cell>
          <table:table-cell office:value-type="float" office:value="30" table:style-name="ce33">
            <text:p>30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" table:style-name="ce33">
            <text:p>1</text:p>
          </table:table-cell>
          <table:table-cell office:value-type="float" office:value="13" table:style-name="ce33">
            <text:p>13</text:p>
          </table:table-cell>
          <table:table-cell office:value-type="float" office:value="29" table:style-name="ce33">
            <text:p>2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新　竹　市</text:p>
          </table:table-cell>
          <table:table-cell office:value-type="string" table:style-name="ce21">
            <text:p>Hsinchu City</text:p>
          </table:table-cell>
          <table:table-cell office:value-type="float" office:value="10631" table:style-name="ce32">
            <text:p>10,631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0548" table:style-name="ce33">
            <text:p>10,548</text:p>
          </table:table-cell>
          <table:table-cell office:value-type="float" office:value="10548" table:style-name="ce33">
            <text:p>10,548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73" table:style-name="ce33">
            <text:p>73</text:p>
          </table:table-cell>
          <table:table-cell office:value-type="float" office:value="73" table:style-name="ce33">
            <text:p>7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0" table:style-name="ce33">
            <text:p>10</text:p>
          </table:table-cell>
          <table:table-cell office:value-type="float" office:value="15" table:style-name="ce33">
            <text:p>1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嘉　義　市</text:p>
          </table:table-cell>
          <table:table-cell office:value-type="string" table:style-name="ce21">
            <text:p>Chiayi City</text:p>
          </table:table-cell>
          <table:table-cell office:value-type="float" office:value="16493" table:style-name="ce32">
            <text:p>16,493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3521" table:style-name="ce33">
            <text:p>3,521</text:p>
          </table:table-cell>
          <table:table-cell office:value-type="float" office:value="3521" table:style-name="ce33">
            <text:p>3,52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2965" table:style-name="ce33">
            <text:p>12,965</text:p>
          </table:table-cell>
          <table:table-cell office:value-type="float" office:value="12965" table:style-name="ce33">
            <text:p>12,96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福　建　省</text:p>
          </table:table-cell>
          <table:table-cell office:value-type="string" table:style-name="ce19">
            <text:p>Fuchien Province</text:p>
          </table:table-cell>
          <table:table-cell office:value-type="float" office:value="3424" table:style-name="ce32">
            <text:p>3,424</text:p>
          </table:table-cell>
          <table:table-cell office:value-type="float" office:value="589" table:style-name="ce33">
            <text:p>589</text:p>
          </table:table-cell>
          <table:table-cell office:value-type="float" office:value="481" table:style-name="ce33">
            <text:p>481</text:p>
          </table:table-cell>
          <table:table-cell office:value-type="float" office:value="481" table:style-name="ce33">
            <text:p>48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929" table:style-name="ce33">
            <text:p>2,929</text:p>
          </table:table-cell>
          <table:table-cell office:value-type="float" office:value="2929" table:style-name="ce33">
            <text:p>2,929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18">
            <text:p>　　金　門　縣</text:p>
          </table:table-cell>
          <table:table-cell office:value-type="string" table:style-name="ce21">
            <text:p>Kinmen County</text:p>
          </table:table-cell>
          <table:table-cell office:value-type="float" office:value="2835" table:style-name="ce32">
            <text:p>2,835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2821" table:style-name="ce33">
            <text:p>2,821</text:p>
          </table:table-cell>
          <table:table-cell office:value-type="float" office:value="2821" table:style-name="ce33">
            <text:p>2,821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4">
            <text:p><text:s text:c="9"/>－</text:p>
          </table:table-cell>
          <table:table-cell office:value-type="float" office:value="0" table:style-name="ce36">
            <text:p><text:s text:c="9"/>－</text:p>
          </table:table-cell>
          <table:table-cell office:value-type="float" office:value="0" table:style-name="ce45">
            <text:p><text:s text:c="9"/>－</text:p>
          </table:table-cell>
          <table:table-cell office:value-type="float" office:value="0" table:style-name="ce34">
            <text:p><text:s text:c="9"/>－</text:p>
          </table:table-cell>
          <table:table-cell table:number-columns-repeated="16361" table:style-name="ce3"/>
        </table:table-row>
        <table:table-row table:style-name="ro6">
          <table:table-cell office:value-type="string" table:style-name="ce22">
            <text:p>　　連　江　縣</text:p>
          </table:table-cell>
          <table:table-cell office:value-type="string" table:style-name="ce23">
            <text:p>Lienchiang County</text:p>
          </table:table-cell>
          <table:table-cell office:value-type="float" office:value="589" table:style-name="ce37">
            <text:p>589</text:p>
          </table:table-cell>
          <table:table-cell office:value-type="float" office:value="589" table:style-name="ce38">
            <text:p>589</text:p>
          </table:table-cell>
          <table:table-cell office:value-type="float" office:value="481" table:style-name="ce38">
            <text:p>481</text:p>
          </table:table-cell>
          <table:table-cell office:value-type="float" office:value="481" table:style-name="ce38">
            <text:p>481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108" table:style-name="ce38">
            <text:p>108</text:p>
          </table:table-cell>
          <table:table-cell office:value-type="float" office:value="108" table:style-name="ce38">
            <text:p>108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office:value-type="float" office:value="0" table:style-name="ce40">
            <text:p><text:s text:c="9"/>－</text:p>
          </table:table-cell>
          <table:table-cell office:value-type="float" office:value="0" table:style-name="ce46">
            <text:p><text:s text:c="9"/>－</text:p>
          </table:table-cell>
          <table:table-cell office:value-type="float" office:value="0" table:style-name="ce39">
            <text:p><text:s text:c="9"/>－</text:p>
          </table:table-cell>
          <table:table-cell table:number-columns-repeated="16361" table:style-name="ce3"/>
        </table:table-row>
        <table:table-row table:style-name="ro7">
          <table:table-cell table:style-name="ce15"/>
          <table:table-cell table:style-name="ce3"/>
          <table:table-cell table:style-name="ce24"/>
          <table:table-cell table:style-name="ce25"/>
          <table:table-cell table:number-columns-repeated="4" table:style-name="ce26"/>
          <table:table-cell table:style-name="ce26">
            <draw:frame draw:z-index="2" draw:id="id1" draw:style-name="a5" draw:name="Text Box 2" svg:x="0in" svg:y="0in" svg:width="0.59167in" svg:height="0in">
              <draw:text-box>
                <text:p text:style-name="a4" text:class-names="" text:cond-style-name=""><text:span text:style-name="a3" text:class-names=""> </text:span></text:p>
              </draw:text-box>
              <svg:title/>
              <svg:desc/>
            </draw:frame>
          </table:table-cell>
          <table:table-cell table:number-columns-repeated="11" table:style-name="ce26"/>
          <table:table-cell table:style-name="ce27"/>
          <table:table-cell table:style-name="ce41"/>
          <table:table-cell table:style-name="ce42"/>
          <table:table-cell table:number-columns-repeated="16361" table:style-name="ce3"/>
        </table:table-row>
        <table:table-row table:style-name="ro8">
          <table:table-cell office:value-type="string" table:number-columns-spanned="2" table:number-rows-spanned="1" table:style-name="ce59">
            <text:p>備註</text:p>
          </table:table-cell>
          <table:covered-table-cell/>
          <table:table-cell office:value-type="string" table:number-columns-spanned="21" table:number-rows-spanned="1" table:style-name="ce72">
            <text:p>1.自107年2月起變更統計項目為「既存違章建築」及「新違章建築」。</text:p>
            <text:p>2.既存違章建築統計：除新北市、桃園市、宜蘭縣、基隆市外，其餘縣市皆與原「舊違章建築」案件數相同。</text:p>
            <text:p>3.新北市及桃園市：原新違章建築包含既存違章建築數，自107年2月起分列統計，原舊違章建築不再予以統計。</text:p>
            <text:p>4.宜蘭縣：原既存違章建築列於「新違章建築之以前年度尚未結案數」內，自107年2月起分列統計，原舊違章建築不再予以統計。</text:p>
            <text:p>5.基隆市：自107年2月起統計既存違章建築案件數，原舊違章建築不再予以統計。</text:p>
          </table:table-cell>
          <table:covered-table-cell table:number-columns-repeated="5"/>
          <table:covered-table-cell>
            <draw:frame draw:z-index="1" draw:id="id0" draw:style-name="a2" draw:name="Text Box 1" svg:x="0in" svg:y="0in" svg:width="0.59167in" svg:height="0in">
              <draw:text-box>
                <text:p text:style-name="a1" text:class-names="" text:cond-style-name=""><text:span text:style-name="a0" text:class-names=""> </text:span></text:p>
              </draw:text-box>
              <svg:title/>
              <svg:desc/>
            </draw:frame>
          </table:covered-table-cell>
          <table:covered-table-cell table:number-columns-repeated="14"/>
          <table:table-cell table:number-columns-repeated="16361"/>
        </table:table-row>
        <table:table-row table:style-name="ro9">
          <table:table-cell office:value-type="string" table:number-columns-spanned="13" table:number-rows-spanned="1" table:style-name="ce57">
            <text:p>資料來源：直轄市、縣(市)政府。</text:p>
          </table:table-cell>
          <table:covered-table-cell table:number-columns-repeated="12"/>
          <table:table-cell office:value-type="string" table:number-columns-spanned="8" table:number-rows-spanned="1" table:style-name="ce54">
            <text:p>Source：County and City Government</text:p>
          </table:table-cell>
          <table:covered-table-cell table:number-columns-repeated="5"/>
          <table:covered-table-cell>
            <draw:custom-shape svg:x="0.18074in" svg:y="0in" svg:width="2.74477in" svg:height="0.31191in" draw:z-index="3" draw:id="id2" draw:style-name="a9" draw:name="報表類別">
              <svg:title/>
              <svg:desc/>
              <text:p text:style-name="a8" text:class-names="" text:cond-style-name=""><text:span text:style-name="a6" text:class-names="">​</text:span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/>
          <table:table-cell table:number-columns-repeated="16363" table:style-name="ce1"/>
        </table:table-row>
        <table:table-row table:style-name="ro10">
          <table:table-cell office:value-type="string" table:style-name="ce14">
            <text:p>說　　明：</text:p>
          </table:table-cell>
          <table:table-cell office:value-type="string" table:style-name="ce14">
            <text:p>新舊違建之劃分日期，依縣市主管建築機關經命令規定之。</text:p>
          </table:table-cell>
          <table:table-cell table:style-name="ce4"/>
          <table:table-cell table:number-columns-repeated="10" table:style-name="ce12"/>
          <table:table-cell office:value-type="string" table:style-name="ce13">
            <text:p>Note：</text:p>
          </table:table-cell>
          <table:table-cell table:style-name="ce13"/>
          <table:table-cell table:number-columns-repeated="6" table:style-name="ce12"/>
          <table:table-cell table:number-columns-repeated="16363" table:style-name="ce1"/>
        </table:table-row>
        <table:table-row table:number-rows-repeated="1048541" table:style-name="ro11">
          <table:table-cell table:number-columns-repeated="16384"/>
        </table:table-row>
        <table:named-expressions>
          <table:named-range table:name="Print_Area" table:cell-range-address="2355-00-11.$A$1:2355-00-11.$W$36" table:base-cell-address="2355-00-11.$A$1"/>
        </table:named-expressions>
      </table:table>
      <table:named-expressions>
        <table:named-range table:name="pp" table:cell-range-address="2355-00-11.$B$1:2355-00-11.$W$33" table:base-cell-address="2355-00-1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標楷體" svg:font-family="標楷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2P0">
      <number:number number:decimal-places="4" number:min-integer-digits="1" number:grouping="true"/>
    </number:number-style>
    <number:number-style style:name="N52P1">
      <number:text>-</number:text>
      <number:number number:decimal-places="4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8P0">
      <number:number number:decimal-places="6" number:min-integer-digits="1" number:grouping="true"/>
      <number:text> </number:text>
    </number:number-style>
    <number:number-style style:name="N58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58P0"/>
    </number:number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number:number-style style:name="N60">
      <number:number number:decimal-places="0" number:min-integer-digits="1" number:grouping="true"/>
    </number:number-style>
    <number:number-style style:name="N61P0">
      <number:number number:decimal-places="0" number:min-integer-digits="1" number:grouping="true"/>
    </number:number-style>
    <number:number-style style:name="N61P1">
      <number:text>-</number:text>
      <number:number number:decimal-places="0" number:min-integer-digits="1" number:grouping="true"/>
    </number:number-style>
    <number:text-style style:name="N61">
      <number:text>         －</number:text>
      <style:map style:condition="value()&gt;0" style:apply-style-name="N61P0"/>
      <style:map style:condition="value()&lt;0" style:apply-style-name="N61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9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金諄資訊(股)公司</meta:initial-creator>
    <dc:creator>謝瑞真</dc:creator>
    <meta:creation-date>2001-02-06T07:45:53Z</meta:creation-date>
    <dc:date>2018-04-12T03:29:56Z</dc:date>
    <meta:print-date>2018-04-12T02:04:01Z</meta:print-date>
  </office:meta>
</office:document-meta>
</file>